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176e1b" officeooo:paragraph-rsid="00176e1b" style:font-weight-asian="normal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1fdb2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1fdb2" officeooo:paragraph-rsid="00176e1b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76e1b" officeooo:paragraph-rsid="00176e1b" style:font-weight-asian="bold" style:font-weight-complex="bold"/>
    </style:style>
    <style:style style:name="P7" style:family="paragraph" style:parent-style-name="Text_20_body" style:list-style-name="L1">
      <style:text-properties fo:font-weight="normal" style:font-weight-asian="normal" style:font-weight-complex="normal"/>
    </style:style>
    <style:style style:name="P8" style:family="paragraph" style:parent-style-name="Text_20_body">
      <style:text-properties fo:font-weight="normal" officeooo:rsid="0026cfe5" officeooo:paragraph-rsid="0026cfe5"/>
    </style:style>
    <style:style style:name="P9" style:family="paragraph" style:parent-style-name="Text_20_body" style:list-style-name="L2"/>
    <style:style style:name="T1" style:family="text">
      <style:text-properties fo:font-weight="normal"/>
    </style:style>
    <style:style style:name="T2" style:family="text">
      <style:text-properties fo:font-weight="normal" officeooo:rsid="0011fdb2"/>
    </style:style>
    <style:style style:name="T3" style:family="text">
      <style:text-properties fo:font-weight="normal" officeooo:rsid="0013bd3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ext:p text:style-name="P5"><text:span text:style-name="T2">D</text:span><text:span text:style-name="T1">ata is collected from a myriad of sources with its own unique formats and structures </text:span><text:span text:style-name="T2">in the modern business </text:span><text:span text:style-name="T1">landscape. </text:span><text:span text:style-name="T3">D</text:span>ata ingestion is becoming a crucial pathway to more efficient and effective data management. A sophisticated, automated data ingestion process is a necessity for organizations. The ultimate goal of data ingestion is to cultivate business intelligence guiding an organization's growth and success.</text:p>
      <text:p text:style-name="P5"/>
      <text:p text:style-name="P6">Continuous Data Ingestion in Snowflake</text:p>
      <text:p text:style-name="P1">Snowpipe enables loading data from files as soon as they’re available in a stage. This means you can load data from files in micro-batches, making it available to users within minutes, rather than manually executing COPY statements on a schedule to load larger batches.</text:p>
      <text:p text:style-name="P1"/>
      <text:p text:style-name="P1">Snowpipe loads data from files as soon as they are available in a stage. The data is loaded according to the COPY statement defined in a referenced pipe.</text:p>
      <text:p text:style-name="P1"/>
      <text:p text:style-name="P1">A pipe is a named, first-class Snowflake object that contains a COPY statement used by Snowpipe. The COPY statement identifies the source location of the data files (i.e., a stage) and a target table. All data types are supported, including semi-structured data types such as JSON and Avro.</text:p>
      <text:p text:style-name="P2"/>
      <text:p text:style-name="P2">Different mechanisms for detecting the staged files are available:</text:p>
      <text:p text:style-name="P2"/>
      <text:list xml:id="list2903682344" text:style-name="L1">
        <text:list-item>
          <text:p text:style-name="P7">Automating Snowpipe using cloud messaging</text:p>
        </text:list-item>
      </text:list>
      <text:p text:style-name="Text_20_body">Automated data loads leverage event notifications for cloud storage to inform Snowpipe of the arrival of new data files to load. Snowpipe polls the event notifications from a queue. By using the metadata in the queue, Snowpipe loads the new data files into the target table in a continuous, serverless fashion based on the parameters defined in a specified pipe object.</text:p>
      <text:p text:style-name="Text_20_body"/>
      <text:list xml:id="list3247355627" text:style-name="L2">
        <text:list-item>
          <text:p text:style-name="P9">Calling Snowpipe REST endpoints</text:p>
        </text:list-item>
      </text:list>
      <text:p text:style-name="Text_20_body">Your client application calls a public REST endpoint with the name of a pipe object and a list of data filenames. If new data files matching the list are discovered in the stage referenced by the pipe object, they are queued for loading. Snowflake-provided compute resources load data from the queue into a Snowflake table based on parameters defined in the pipe.</text:p>
      <text:p text:style-name="Text_20_body"/>
      <text:p text:style-name="P8">These are the basic steps to configure snowpipe for continuous data ingestion and batch processing.</text:p>
      <text:p text:style-name="P8"/>
      <text:p text:style-name="P8">Crete snowflake account.</text:p>
      <text:p text:style-name="P8">Create snowflake credentials </text:p>
      <text:p text:style-name="P8">check sql file for more detail.</text:p>
      <text:p text:style-name="P8">Create password less connectivity wit snowflake</text:p>
      <text:p text:style-name="P8">For more detail</text:p>
      <text:p text:style-name="P8">check </text:p>
      <text:p text:style-name="P8"><text:soft-page-break/><text:a xlink:type="simple" xlink:href="https://docs.snowflake.com/en/user-guide/key-pair-auth" text:style-name="Internet_20_link" text:visited-style-name="Visited_20_Internet_20_Link">https://docs.snowflake.com/en/user-guide/key-pair-auth</text:a></text:p>
      <text:p text:style-name="P8"/>
      <text:p text:style-name="P8">rest of code is available in fil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5:58:26.057514928</meta:creation-date>
    <dc:date>2024-07-31T16:51:44.998671619</dc:date>
    <meta:editing-duration>PT1H49M52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2" meta:paragraph-count="19" meta:word-count="375" meta:character-count="2379" meta:non-whitespace-character-count="2023"/>
  </office:meta>
</office:document-meta>
</file>